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97509" style:font-name="helvetica" fo:font-size="15pt" fo:letter-spacing="normal" fo:font-style="normal" fo:font-weight="bold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Text_20_body">
      <style:paragraph-properties fo:margin-left="0.132cm" fo:margin-right="0.132cm" fo:margin-top="0cm" fo:margin-bottom="0.212cm" style:contextual-spacing="false" fo:text-indent="0cm" style:auto-text-indent="false"/>
      <style:text-properties fo:font-variant="normal" fo:text-transform="none" fo:color="#097509" style:font-name="helvetica" fo:font-size="9.75pt" fo:letter-spacing="normal" fo:font-style="normal" fo:font-weight="normal"/>
    </style:style>
    <style:style style:name="P5" style:family="paragraph" style:parent-style-name="Text_20_body">
      <style:paragraph-properties fo:margin-left="0.132cm" fo:margin-right="0.132cm" fo:margin-top="0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097509" style:font-name="helvetica" fo:font-size="9.75pt" fo:letter-spacing="normal" fo:font-style="normal" fo:font-weight="normal" officeooo:paragraph-rsid="001e66be"/>
    </style:style>
    <style:style style:name="P6" style:family="paragraph" style:parent-style-name="Text_20_body">
      <style:paragraph-properties fo:margin-left="0.132cm" fo:margin-right="0.132cm" fo:margin-top="0cm" fo:margin-bottom="0.212cm" style:contextual-spacing="false" fo:text-indent="0cm" style:auto-text-indent="false"/>
      <style:text-properties fo:font-variant="normal" fo:text-transform="none" fo:color="#097509" style:font-name="helvetica" fo:font-size="9.75pt" fo:letter-spacing="normal" fo:font-style="normal" fo:font-weight="normal" officeooo:paragraph-rsid="001e66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práctico</text:p>
      <text:p text:style-name="P1"/>
      <text:p text:style-name="P6">Antonio, el dueño de la academia donde estamos instalando una serie de redes de área local en las aulas, le pregunta a Julia, la técnica superior en Administración de Sistemas Informáticos en red y a Samuel, el técnico en Sistemas Microinformáticos y redes todas las dudas que le surgen:</text:p>
      <text:p text:style-name="P6">-Ya he visto que habéis instalado todos los dispositivos necesarios para las conexiones.<text:line-break/>-Así es, responde Samuel, está hecho todo el cableado y los equipos ya tienen las tarjetas de red instaladas.<text:line-break/>-Con lo cual, replica Antonio, ya podremos utilizar las redes.<text:line-break/>-Aún no, ahora que está toda la infraestructura instalada falta configurar los equipos y dispositivos para que puedan comunicarse entre ellos y tengan acceso a Internet, le dice Julia. Además, hay que tener en cuenta los requisitos que nos pediste, sobre que los datos de la administración no puedan ser accesibles desde las aulas.<text:line-break/>-Pensé que era todo más inmediato.<text:line-break/>-No Antonio, ahora queda la configuración IP de los equipos y del resto de los dispositivos, apunta Samuel.</text:p>
      <text:p text:style-name="P5">Y es en este punto, cuando Samuel se acuerda de todo aquello que estudió en el ciclo a distancia sobre direccionamiento IP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10:24</meta:creation-date>
    <dc:date>2013-01-16T04:12:06</dc:date>
    <dc:creator>ivan </dc:creator>
    <meta:editing-duration>P0D</meta:editing-duration>
    <meta:editing-cycles>1</meta:editing-cycles>
    <meta:document-statistic meta:table-count="0" meta:image-count="0" meta:object-count="0" meta:page-count="1" meta:paragraph-count="4" meta:word-count="193" meta:character-count="1159" meta:non-whitespace-character-count="970"/>
    <meta:generator>LibreOffice/3.6$Linux_x86 LibreOffice_project/360m1$Build-2</meta:generator>
  </office:meta>
</office:document-meta>
</file>